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Sheet1.A44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ROW();2))" style:apply-style-name="bw_5f_alternate" style:base-cell-address="Sheet1.A4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--" style:apply-style-name="Red" style:base-cell-address="Sheet1.D47"/>
    </style:style>
    <style:style style:name="ce6" style:family="table-cell" style:parent-style-name="Red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'Alfven Stats 5 vs. Alfven Stats 3'.A1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is-true-formula(MOD(ROW();2))" style:apply-style-name="bw_5f_alternate" style:base-cell-address="'Alfven Stats 5 vs. Alfven Stats 3'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MOD(ROW();2))" style:apply-style-name="bw_5f_alternate" style:base-cell-address="'Alfven Stats 5 vs. Alfven Stats 3'.A1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!=--" style:apply-style-name="Red" style:base-cell-address="'Alfven Stats 5 vs. Alfven Stats 3'.D4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AS3 INTO AS5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s5 ind</text:p>
          </table:table-cell>
          <table:table-cell table:style-name="ce1" office:value-type="string" calcext:value-type="string">
            <text:p>As3 ind</text:p>
          </table:table-cell>
          <table:table-cell table:style-name="ce1" office:value-type="string" calcext:value-type="string">
            <text:p>As5 name</text:p>
          </table:table-cell>
          <table:table-cell table:style-name="ce1" office:value-type="string" calcext:value-type="string">
            <text:p>As3 name</text:p>
          </table:table-cell>
          <table:table-cell/>
          <table:table-cell table:style-name="ce1" office:value-type="string" calcext:value-type="string">
            <text:p>As5 name, v2</text:p>
          </table:table-cell>
          <table:table-cell table:style-name="ce2"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lat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_current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sa_curren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lux_losscone_max</text:p>
          </table:table-cell>
          <table:table-cell office:value-type="string" calcext:value-type="string">
            <text:p>elec_energy_flux</text:p>
          </table:table-cell>
          <table:table-cell/>
          <table:table-cell office:value-type="string" calcext:value-type="string">
            <text:p>elec_energy_flux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office:value-type="string" calcext:value-type="string">
            <text:p>integ_elec_energy_flux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office:value-type="string" calcext:value-type="string">
            <text:p>char_elec_energy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x_ie</text:p>
          </table:table-cell>
          <table:table-cell office:value-type="string" calcext:value-type="string">
            <text:p>ion_energy_flux</text:p>
          </table:table-cell>
          <table:table-cell/>
          <table:table-cell office:value-type="string" calcext:value-type="string">
            <text:p>ion_energy_flux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_ion_flux</text:p>
          </table:table-cell>
          <table:table-cell office:value-type="string" calcext:value-type="string">
            <text:p>ion_flux</text:p>
          </table:table-cell>
          <table:table-cell/>
          <table:table-cell office:value-type="string" calcext:value-type="string">
            <text:p>ion_flux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_upgoing_ionflux</text:p>
          </table:table-cell>
          <table:table-cell office:value-type="string" calcext:value-type="string">
            <text:p>ion_flux_up</text:p>
          </table:table-cell>
          <table:table-cell/>
          <table:table-cell office:value-type="string" calcext:value-type="string">
            <text:p>ion_flux_up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g_ionf</text:p>
          </table:table-cell>
          <table:table-cell office:value-type="string" calcext:value-type="string">
            <text:p>integ_ion_flux</text:p>
          </table:table-cell>
          <table:table-cell/>
          <table:table-cell office:value-type="string" calcext:value-type="string">
            <text:p>integ_ion_flux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g_upgoing_ionf</text:p>
          </table:table-cell>
          <table:table-cell office:value-type="string" calcext:value-type="string">
            <text:p>integ_ion_flux_up</text:p>
          </table:table-cell>
          <table:table-cell/>
          <table:table-cell office:value-type="string" calcext:value-type="string">
            <text:p>integ_ion_flux_up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_char_ie</text:p>
          </table:table-cell>
          <table:table-cell office:value-type="string" calcext:value-type="string">
            <text:p>char_ion_energy</text:p>
          </table:table-cell>
          <table:table-cell/>
          <table:table-cell office:value-type="string" calcext:value-type="string">
            <text:p>char_ion_energy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</text:p>
          </table:table-cell>
          <table:table-cell office:value-type="string" calcext:value-type="string">
            <text:p>width_time</text:p>
          </table:table-cell>
          <table:table-cell/>
          <table:table-cell office:value-type="string" calcext:value-type="string">
            <text:p>WIDTH_TIME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dth_spatial</text:p>
          </table:table-cell>
          <table:table-cell office:value-type="string" calcext:value-type="string">
            <text:p>width_x</text:p>
          </table:table-cell>
          <table:table-cell/>
          <table:table-cell office:value-type="string" calcext:value-type="string">
            <text:p>WIDTH_X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elta_B</text:p>
          </table:table-cell>
          <table:table-cell/>
          <table:table-cell office:value-type="string" calcext:value-type="string">
            <text:p>DELTA_B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ta_E</text:p>
          </table:table-cell>
          <table:table-cell/>
          <table:table-cell office:value-type="string" calcext:value-type="string">
            <text:p>DELTA_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elds_mod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MOD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elds_samp_period</text:p>
          </table:table-cell>
          <table:table-cell office:value-type="string" calcext:value-type="string">
            <text:p>sample_t</text:p>
          </table:table-cell>
          <table:table-cell/>
          <table:table-cell office:value-type="string" calcext:value-type="string">
            <text:p>SAMPLE_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office:value-type="string" calcext:value-type="string">
            <text:p>proton_flux_u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x_h_chare</text:p>
          </table:table-cell>
          <table:table-cell office:value-type="string" calcext:value-type="string">
            <text:p>proton_energy_flux_up</text:p>
          </table:table-cell>
          <table:table-cell/>
          <table:table-cell office:value-type="string" calcext:value-type="string">
            <text:p>PROTON_CHAR_ENERGY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_of_up</text:p>
          </table:table-cell>
          <table:table-cell office:value-type="string" calcext:value-type="string">
            <text:p>oxy_flux_up</text:p>
          </table:table-cell>
          <table:table-cell/>
          <table:table-cell office:value-type="string" calcext:value-type="string">
            <text:p>OXY_FLUX_UP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x_o_chare</text:p>
          </table:table-cell>
          <table:table-cell office:value-type="string" calcext:value-type="string">
            <text:p>oxy_energy_flux_up</text:p>
          </table:table-cell>
          <table:table-cell/>
          <table:table-cell office:value-type="string" calcext:value-type="string">
            <text:p>OXY_CHAR_ENERGY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_hef_up</text:p>
          </table:table-cell>
          <table:table-cell office:value-type="string" calcext:value-type="string">
            <text:p>helium_flux_up</text:p>
          </table:table-cell>
          <table:table-cell/>
          <table:table-cell office:value-type="string" calcext:value-type="string">
            <text:p>HELIUM_FLUX_UP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_he_chare</text:p>
          </table:table-cell>
          <table:table-cell office:value-type="string" calcext:value-type="string">
            <text:p>helium_energy_flux_up</text:p>
          </table:table-cell>
          <table:table-cell/>
          <table:table-cell office:value-type="string" calcext:value-type="string">
            <text:p>HELIUM_CHAR_ENERGY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c_pot</text:p>
          </table:table-cell>
          <table:table-cell table:number-columns-repeated="1020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AS5 INTO AS3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As5 ind</text:p>
          </table:table-cell>
          <table:table-cell table:style-name="ce3" office:value-type="string" calcext:value-type="string">
            <text:p>As3 ind</text:p>
          </table:table-cell>
          <table:table-cell table:style-name="ce3" office:value-type="string" calcext:value-type="string">
            <text:p>As5 name, v2</text:p>
          </table:table-cell>
          <table:table-cell table:style-name="ce3" office:value-type="string" calcext:value-type="string">
            <text:p>As3 name</text:p>
          </table:table-cell>
          <table:table-cell table:number-columns-repeated="1020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alfvenic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lt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mlt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ilat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mag_current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esa_current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elec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otal_eflux_max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flux_losscone_integ</text:p>
          </table:table-cell>
          <table:table-cell table:style-name="ce4" office:value-type="string" calcext:value-type="string">
            <text:p>integ_elec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total_eflux_integ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ax_chare_losscone</text:p>
          </table:table-cell>
          <table:table-cell table:style-name="ce4" office:value-type="string" calcext:value-type="string">
            <text:p>char_elec_energy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ax_chare_total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ion_energy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ion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i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integ_ion_flux</text:p>
          </table:table-cell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integ_i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char_ion_energy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width_tl</text:p>
          </table:table-cell>
          <table:table-cell table:style-name="ce4" office:value-type="string" calcext:value-type="string">
            <text:p>width_time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width_x</text:p>
          </table:table-cell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delta_B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delta_E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string" calcext:value-type="string">
            <text:p>sample_t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mode</text:p>
          </table:table-cell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ax_hf_up</text:p>
          </table:table-cell>
          <table:table-cell table:style-name="ce4" office:value-type="string" calcext:value-type="string">
            <text:p>proton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proton_char_energy</text:p>
          </table:table-cell>
          <table:table-cell table:style-name="ce4" office:value-type="string" calcext:value-type="string">
            <text:p>proton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string" calcext:value-type="string">
            <text:p>ox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xy_char_energy</text:p>
          </table:table-cell>
          <table:table-cell table:style-name="ce4" office:value-type="string" calcext:value-type="string">
            <text:p>oxy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string" calcext:value-type="string">
            <text:p>helium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helium_char_energy</text:p>
          </table:table-cell>
          <table:table-cell table:style-name="ce4" office:value-type="string" calcext:value-type="string">
            <text:p>helium_energy_flux_up</text:p>
          </table:table-cell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string" calcext:value-type="string">
            <text:p>sc_pot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lp_num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ax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in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median_lp_current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start_time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stop_time</text:p>
          </table:table-cell>
          <table:table-cell table:style-name="ce5" office:value-type="string" calcext:value-type="string">
            <text:p>--</text:p>
          </table:table-cell>
          <table:table-cell table:number-columns-repeated="102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73:Sheet1.D84 Sheet1.D47:Sheet1.D47 Sheet1.D55:Sheet1.D55 Sheet1.D57:Sheet1.D57 Sheet1.D59:Sheet1.D59">
            <calcext:condition calcext:apply-style-name="Red" calcext:value="!=--" calcext:base-cell-address="Sheet1.D47"/>
          </calcext:conditional-format>
          <calcext:conditional-format calcext:target-range-address="Sheet1.A44:Sheet1.D84">
            <calcext:condition calcext:apply-style-name="bw_alternate" calcext:value="formula-is(MOD(ROW();2))" calcext:base-cell-address="Sheet1.A44"/>
          </calcext:conditional-format>
        </calcext:conditional-formats>
      </table:table>
      <table:table table:name="Alfven Stats 5 vs. Alfven Stats 3" table:style-name="ta1"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AS5 INTO AS3</text:p>
          </table:table-cell>
          <table:covered-table-cell table:number-columns-repeated="3" table:style-name="ce9"/>
        </table:table-row>
        <table:table-row table:style-name="ro1">
          <table:table-cell table:style-name="ce7" office:value-type="string" calcext:value-type="string">
            <text:p>As5 ind</text:p>
          </table:table-cell>
          <table:table-cell table:style-name="ce7" office:value-type="string" calcext:value-type="string">
            <text:p>As3 ind</text:p>
          </table:table-cell>
          <table:table-cell table:style-name="ce7" office:value-type="string" calcext:value-type="string">
            <text:p>As5 name, v2</text:p>
          </table:table-cell>
          <table:table-cell table:style-name="ce7" office:value-type="string" calcext:value-type="string">
            <text:p>As3 nam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rb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fvenic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l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_curr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sa_curr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lec_energy_flu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max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flux_losscone_integ</text:p>
          </table:table-cell>
          <table:table-cell office:value-type="string" calcext:value-type="string">
            <text:p>integ_elec_energy_flu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otal_eflux_integ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_chare_losscone</text:p>
          </table:table-cell>
          <table:table-cell office:value-type="string" calcext:value-type="string">
            <text:p>char_elec_energ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chare_total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on_energy_flu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on_flu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ion_flux_u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nteg_ion_flu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integ_ion_flux_u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ar_ion_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idth_tl</text:p>
          </table:table-cell>
          <table:table-cell office:value-type="string" calcext:value-type="string">
            <text:p>width_tim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width_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elta_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elta_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ample_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od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x_hf_up</text:p>
          </table:table-cell>
          <table:table-cell office:value-type="string" calcext:value-type="string">
            <text:p>proton_flux_up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on_char_energy</text:p>
          </table:table-cell>
          <table:table-cell table:style-name="ce10" office:value-type="string" calcext:value-type="string">
            <text:p>proton_energy_flux_u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xy_flux_up</text:p>
          </table:table-cell>
          <table:table-cell table:style-name="ce10" office:value-type="string" calcext:value-type="string">
            <text:p>oxy_flux_u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xy_char_energy</text:p>
          </table:table-cell>
          <table:table-cell table:style-name="ce10" office:value-type="string" calcext:value-type="string">
            <text:p>oxy_energy_flux_u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lium_flux_up</text:p>
          </table:table-cell>
          <table:table-cell table:style-name="ce10" office:value-type="string" calcext:value-type="string">
            <text:p>helium_flux_u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lium_char_energy</text:p>
          </table:table-cell>
          <table:table-cell table:style-name="ce10" office:value-type="string" calcext:value-type="string">
            <text:p>helium_energy_flux_u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_pot</text:p>
          </table:table-cell>
          <table:table-cell table:style-name="ce10" office:value-type="string" calcext:value-type="string">
            <text:p>sc_po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p_num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dian_lp_current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art_time</text:p>
          </table:table-cell>
          <table:table-cell table:style-name="ce10" office:value-type="string" calcext:value-type="string">
            <text:p>-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op_time</text:p>
          </table:table-cell>
          <table:table-cell table:style-name="ce10" office:value-type="string" calcext:value-type="string">
            <text:p>--</text:p>
          </table:table-cell>
        </table:table-row>
        <calcext:conditional-formats>
          <calcext:conditional-format calcext:target-range-address="'Alfven Stats 5 vs. Alfven Stats 3'.D30:'Alfven Stats 5 vs. Alfven Stats 3'.D41 'Alfven Stats 5 vs. Alfven Stats 3'.D4:'Alfven Stats 5 vs. Alfven Stats 3'.D4 'Alfven Stats 5 vs. Alfven Stats 3'.D12:'Alfven Stats 5 vs. Alfven Stats 3'.D12 'Alfven Stats 5 vs. Alfven Stats 3'.D14:'Alfven Stats 5 vs. Alfven Stats 3'.D14 'Alfven Stats 5 vs. Alfven Stats 3'.D16:'Alfven Stats 5 vs. Alfven Stats 3'.D16">
            <calcext:condition calcext:apply-style-name="Red" calcext:value="!=--" calcext:base-cell-address="'Alfven Stats 5 vs. Alfven Stats 3'.D4"/>
          </calcext:conditional-format>
          <calcext:conditional-format calcext:target-range-address="'Alfven Stats 5 vs. Alfven Stats 3'.A2:'Alfven Stats 5 vs. Alfven Stats 3'.D41 'Alfven Stats 5 vs. Alfven Stats 3'.B1:'Alfven Stats 5 vs. Alfven Stats 3'.D1">
            <calcext:condition calcext:apply-style-name="bw_alternate" calcext:value="formula-is(MOD(ROW();2))" calcext:base-cell-address="'Alfven Stats 5 vs. Alfven Stats 3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cccc"/>
    </style:style>
    <style:style style:name="bw_5f_alternate" style:display-name="bw_alternate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3:10:51.70123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h </meta:initial-creator>
    <meta:creation-date>2015-01-12T16:01:42.564335388</meta:creation-date>
    <dc:date>2015-02-04T13:28:01.006021362</dc:date>
    <dc:creator>Spencer Hatch</dc:creator>
    <meta:editing-duration>PT47M35S</meta:editing-duration>
    <meta:editing-cycles>20</meta:editing-cycles>
    <meta:generator>LibreOffice/4.2.7.2$Linux_X86_64 LibreOffice_project/420m0$Build-2</meta:generator>
    <meta:document-statistic meta:table-count="2" meta:cell-count="467" meta:object-count="0"/>
  </office:meta>
</office:document-meta>
</file>